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68.3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275.41pt"/>
    </style:style>
    <style:style style:name="co18" style:family="table-column">
      <style:table-column-properties fo:break-before="auto" style:column-width="273.86pt"/>
    </style:style>
    <style:style style:name="co19" style:family="table-column">
      <style:table-column-properties fo:break-before="auto" style:column-width="111.09pt"/>
    </style:style>
    <style:style style:name="co20" style:family="table-column">
      <style:table-column-properties fo:break-before="auto" style:column-width="269.86pt"/>
    </style:style>
    <style:style style:name="co21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ta5" style:family="table" style:master-page-name="PageStyle_5f_sprint_5f_backlog_5f_4">
      <style:table-properties table:display="true" style:writing-mode="lr-tb"/>
    </style:style>
    <style:style style:name="ta6" style:family="table" style:master-page-name="PageStyle_5f_sprint_5f_backlog_5f_5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voluzione GUI campo di gioco</text:p>
          </table:table-cell>
          <table:table-cell table:style-name="ce13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mplementazione IA</text:p>
          </table:table-cell>
          <table:table-cell table:style-name="ce13"/>
          <table:table-cell table:number-columns-repeated="3"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Gestione vittoria</text:p>
          </table:table-cell>
          <table:table-cell table:style-name="ce14"/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Raffinamento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Raffinamento design del modello (campo di gioco)</text:p>
          </table:table-cell>
          <table:table-cell table:style-name="ce13"/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Creazione GUI campo di gioco</text:p>
          </table:table-cell>
          <table:table-cell table:style-name="ce13"/>
          <table:table-cell table:style-name="ce2" office:value-type="float" office:value="45" calcext:value-type="float">
            <text:p>4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Integrazione GUI selezione mazzo con logica di gioco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Implementazione logica di gioco secondo le regole</text:p>
          </table:table-cell>
          <table:table-cell table:style-name="ce15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Integrazione GUI con logica di gioco</text:p>
          </table:table-cell>
          <table:table-cell table:style-name="ce13"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3"/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Possibilità di creare mazzi personalizzati</text:p>
          </table:table-cell>
          <table:table-cell table:style-name="ce14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/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Raffinamento design del modello (logiche di gioco, IA)</text:p>
          </table:table-cell>
          <table:table-cell table:style-name="ce14"/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/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/>
          <table:table-cell table:number-columns-repeated="1014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4" office:value-type="string" calcext:value-type="string">
            <text:p>Maichol 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4" office:value-type="string" calcext:value-type="string">
            <text:p>Maichol 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Test carte e mazzo</text:p>
          </table:table-cell>
          <table:table-cell table:style-name="ce3" office:value-type="string" calcext:value-type="string">
            <text:p>Federico, Maichol</text:p>
          </table:table-cell>
          <table:table-cell table:number-columns-repeated="5"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reazione GUI campo di gioco</text:p>
          </table:table-cell>
          <table:table-cell table:style-name="ce8" office:value-type="string" calcext:value-type="string">
            <text:p>Implementazione elementi di gioc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degli effetti 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tegrazione GUI selezione mazzo con logica di gioco</text:p>
          </table:table-cell>
          <table:table-cell table:style-name="ce20" office:value-type="string" calcext:value-type="string">
            <text:p>Evoluzione GUI selezione mazzo</text:p>
          </table:table-cell>
          <table:table-cell table:style-name="ce4" office:value-type="string" calcext:value-type="string">
            <text:p>Maichol, 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4">
            <text:p>Implementazione logica di gioco secondo le regole</text:p>
          </table:table-cell>
          <table:table-cell table:style-name="ce20" office:value-type="string" calcext:value-type="string">
            <text:p>Implementazione routine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selezione carte e apply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attacchi</text:p>
          </table:table-cell>
          <table:table-cell table:style-name="ce23" office:value-type="string" calcext:value-type="string">
            <text:p>Federico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Implementazione ritirata pokémon</text:p>
          </table:table-cell>
          <table:table-cell table:style-name="ce23" office:value-type="string" calcext:value-type="string">
            <text:p>Federico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 e gestione interazione</text:p>
          </table:table-cell>
          <table:table-cell table:style-name="ce4" office:value-type="string" calcext:value-type="string">
            <text:p>Lorenzo, Maichol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, Maichol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3" office:value-type="string" calcext:value-type="string">
            <text:p>Maichol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"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algoritmi scelt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4" table:style-name="ta5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di aiuto per l'utente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Integrazione IA con logica di gioco</text:p>
          </table:table-cell>
          <table:table-cell table:style-name="ce2" office:value-type="string" calcext:value-type="string">
            <text:p>Maichol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9" office:value-type="string" calcext:value-type="string">
            <text:p>Studio di possibili algoritmi di decisione</text:p>
          </table:table-cell>
          <table:table-cell table:style-name="ce2" office:value-type="string" calcext:value-type="string">
            <text:p>Maicho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1" table:number-rows-spanned="2">
            <text:p>Gestione vittoria</text:p>
          </table:table-cell>
          <table:table-cell table:style-name="ce8" office:value-type="string" calcext:value-type="string">
            <text:p>Implementazione logica vittor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8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2">
            <text:p>Possibilità di creare mazzi personalizzati</text:p>
          </table:table-cell>
          <table:table-cell table:style-name="ce8" office:value-type="string" calcext:value-type="string">
            <text:p>Aggiunta del supporto lato modello</text:p>
          </table:table-cell>
          <table:table-cell table:style-name="ce3" office:value-type="string" calcext:value-type="string">
            <text:p>Federico 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8" office:value-type="string" calcext:value-type="string">
            <text:p>Gestione GU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Raffinamento design del modello (logiche di gioco, IA)</text:p>
          </table:table-cell>
          <table:table-cell table:style-name="ce8" office:value-type="string" calcext:value-type="string">
            <text:p>Evoluzione design logiche di gioco e 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0" table:number-columns-repeated="10"/>
          <table:table-cell table:number-columns-repeated="101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5" table:style-name="ta6">
        <table:table-column table:style-name="co20" table:default-cell-style-name="Default"/>
        <table:table-column table:style-name="co21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Perfezionamento GUI</text:p>
          </table:table-cell>
          <table:table-cell table:style-name="ce3" office:value-type="string" calcext:value-type="string">
            <text:p>Lorenzo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Gestione vittoria</text:p>
          </table:table-cell>
          <table:table-cell table:style-name="ce9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3">
            <text:p>Raffinamento</text:p>
          </table:table-cell>
          <table:table-cell table:style-name="ce9" office:value-type="string" calcext:value-type="string">
            <text:p>Raffinamento logica di gioco</text:p>
          </table:table-cell>
          <table:table-cell table:style-name="ce3" office:value-type="string" calcext:value-type="string">
            <text:p>Federico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Raffinamento View</text:p>
          </table:table-cell>
          <table:table-cell table:style-name="ce3" office:value-type="string" calcext:value-type="string">
            <text:p>Lorenzo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Raffinamento IA e effetti pokemon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4" style:display-name="PageStyle_sprint_backlog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5" style:display-name="PageStyle_sprint_backlog_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17" meta:object-count="0"/>
    <meta:generator>LibreOfficeDev/6.0.5.2$Linux_X86_64 LibreOffice_project/</meta:generator>
  </office:meta>
</office:document-meta>
</file>